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list-style-name="L4"/>
    <style:style style:name="P2" style:family="paragraph" style:parent-style-name="Preformatted_20_Text" style:list-style-name="L4">
      <style:paragraph-properties fo:margin-top="0cm" fo:margin-bottom="0.499cm" style:contextual-spacing="false"/>
    </style:style>
    <style:style style:name="P3" style:family="paragraph" style:parent-style-name="Preformatted_20_Text" style:list-style-name="L4">
      <style:paragraph-properties fo:margin-left="0cm" fo:margin-right="0cm" fo:text-indent="0cm" style:auto-text-indent="false"/>
    </style:style>
    <style:style style:name="P4" style:family="paragraph" style:parent-style-name="Preformatted_20_Text" style:list-style-name="L5"/>
    <style:style style:name="P5" style:family="paragraph" style:parent-style-name="Preformatted_20_Text" style:list-style-name="L5">
      <style:paragraph-properties fo:margin-top="0cm" fo:margin-bottom="0.499cm" style:contextual-spacing="false"/>
    </style:style>
    <style:style style:name="P6" style:family="paragraph" style:parent-style-name="Text_20_body">
      <style:text-properties fo:font-weight="bold"/>
    </style:style>
    <style:style style:name="P7" style:family="paragraph" style:parent-style-name="Text_20_body" style:list-style-name="L3">
      <style:text-properties fo:font-weight="bold"/>
    </style:style>
    <style:style style:name="P8" style:family="paragraph" style:parent-style-name="Text_20_body" style:list-style-name="L4">
      <style:text-properties fo:font-weight="bold"/>
    </style:style>
    <style:style style:name="P9" style:family="paragraph" style:parent-style-name="Text_20_body" style:list-style-name="L5">
      <style:text-properties fo:font-weight="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4">
      <style:paragraph-properties fo:margin-left="0cm" fo:margin-right="0cm" fo:text-indent="0cm" style:auto-text-indent="false"/>
    </style:style>
    <style:style style:name="P15" style:family="paragraph" style:parent-style-name="Text_20_body" style:list-style-name="L5"/>
    <style:style style:name="P16" style:family="paragraph" style:parent-style-name="Text_20_body" style:list-style-name="L5">
      <style:paragraph-properties fo:margin-left="0cm" fo:margin-right="0cm" fo:text-indent="0cm" style:auto-text-indent="false"/>
    </style:style>
    <style:style style:name="P17" style:family="paragraph" style:parent-style-name="Text_20_body" style:list-style-name="L6"/>
    <style:style style:name="T1" style:family="text">
      <style:text-properties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Qué es HTTPS?</text:h>
      <text:p text:style-name="Text_20_body">HTTPS (Hypertext Transfer Protocol Secure) es una versión segura del protocolo HTTP, que es el protocolo utilizado para la transferencia de datos en la World Wide Web. La principal diferencia entre HTTP y HTTPS radica en que HTTPS utiliza el cifrado SSL/TLS (Secure Sockets Layer/Transport Layer Security) para proteger la comunicación entre el navegador web del usuario y el servidor web.</text:p>
      <text:p text:style-name="P6">Funcionalidades clave de HTTPS:</text:p>
      <text:list text:style-name="L1">
        <text:list-item>
          <text:p text:style-name="P10"><text:span text:style-name="T1">Cifrado:</text:span> Los datos transmitidos entre el cliente y el servidor están cifrados, lo que significa que si un atacante intercepta la comunicación, no podrá leer la información. Esto es crucial para proteger datos sensibles como contraseñas, números de tarjetas de crédito e información personal.</text:p>
        </text:list-item>
        <text:list-item>
          <text:p text:style-name="P10"><text:span text:style-name="T1">Integridad de los datos:</text:span> HTTPS garantiza que los datos no han sido alterados durante la transmisión. Si alguien intenta manipular la información en tránsito, el navegador o el servidor detectarán la alteración.</text:p>
        </text:list-item>
        <text:list-item>
          <text:p text:style-name="P10"><text:span text:style-name="T1">Autenticación:</text:span> HTTPS ayuda a verificar la identidad del servidor. Esto significa que el usuario puede estar seguro de que está conectado al sitio web legítimo y no a un sitio fraudulento (phishing). Esta autenticación se logra a través de los certificados SSL/TLS.</text:p>
        </text:list-item>
      </text:list>
      <text:p text:style-name="P6">¿Cómo funciona un certificado SSL/TLS?</text:p>
      <text:p text:style-name="Text_20_body">Un certificado SSL/TLS es un archivo digital que vincula una clave criptográfica a la información de una organización o individuo. Cuando un navegador se conecta a un sitio web HTTPS, el servidor envía su certificado al navegador. El navegador entonces realiza una serie de comprobaciones:</text:p>
      <text:list text:style-name="L2">
        <text:list-item>
          <text:p text:style-name="P11"><text:span text:style-name="T1">Verificación de la autoridad de certificación (CA):</text:span> El navegador verifica si el certificado ha sido emitido por una CA de confianza. Las CA son organizaciones que se encargan de verificar la identidad de quienes solicitan certificados y de emitirlos.</text:p>
        </text:list-item>
        <text:list-item>
          <text:p text:style-name="P11"><text:span text:style-name="T1">Validación del nombre de dominio:</text:span> El navegador comprueba que el nombre de dominio en el certificado coincide con el nombre de dominio del sitio web al que se está conectando.</text:p>
        </text:list-item>
        <text:list-item>
          <text:p text:style-name="P11"><text:span text:style-name="T1">Vigencia del certificado:</text:span> Se verifica que el certificado no haya caducado o haya sido revocado.</text:p>
        </text:list-item>
      </text:list>
      <text:p text:style-name="Text_20_body">Si todas las comprobaciones son exitosas, el navegador establece una conexión segura con el servidor, y el usuario ve un candado en la barra de direcciones, indicando que la conexión es segura.</text:p>
      <text:p text:style-name="Horizontal_20_Line"/>
      <text:h text:style-name="Heading_20_2" text:outline-level="2">Cómo Generar un Certificado para su Uso en Apache2</text:h>
      <text:p text:style-name="Text_20_body">Para usar HTTPS en Apache2, necesitas un certificado SSL/TLS y una clave privada. Hay dos enfoques principales: obtener un certificado de una Autoridad de Certificación (CA) o crear un certificado autofirmado.</text:p>
      <text:h text:style-name="Heading_20_3" text:outline-level="3"><text:soft-page-break/>Requisitos previos:</text:h>
      <text:list text:style-name="L3">
        <text:list-item>
          <text:p text:style-name="P7">Servidor Apache2 instalado y funcionando.</text:p>
        </text:list-item>
        <text:list-item>
          <text:p text:style-name="P12"><text:span text:style-name="T1">Módulo SSL de Apache2 habilitado:</text:span> Si no lo está, puedes habilitarlo con <text:span text:style-name="Source_20_Text">sudo a2enmod ssl</text:span> y luego reiniciar Apache (<text:span text:style-name="Source_20_Text">sudo systemctl restart apache2</text:span>).</text:p>
        </text:list-item>
        <text:list-item>
          <text:p text:style-name="P12"><text:span text:style-name="T1">OpenSSL instalado:</text:span> Generalmente viene preinstalado en la mayoría de los sistemas Linux.</text:p>
        </text:list-item>
      </text:list>
      <text:h text:style-name="Heading_20_3" text:outline-level="3">Procedimiento del Certificado en Cadena (Emitido por una CA)</text:h>
      <text:p text:style-name="Text_20_body">Este es el método recomendado para sitios web en producción, ya que los certificados de CA son de confianza para los navegadores de los usuarios.</text:p>
      <text:p text:style-name="P6">Pasos generales:</text:p>
      <text:list text:style-name="L4">
        <text:list-item>
          <text:p text:style-name="P13"><text:span text:style-name="T1">Generar una Clave Privada:</text:span> Esta clave es secreta y nunca debe compartirse.</text:p>
          <text:p text:style-name="P14"/>
          <text:p text:style-name="P2"><text:span text:style-name="Source_20_Text">sudo openssl genrsa -out /etc/ssl/private/tu_dominio.key 2048</text:span></text:p>
          <text:list>
            <text:list-item>
              <text:p text:style-name="P13"><text:span text:style-name="Source_20_Text">tu_dominio.key</text:span>: Reemplaza con el nombre de tu dominio.</text:p>
            </text:list-item>
            <text:list-item>
              <text:p text:style-name="P13"><text:span text:style-name="Source_20_Text">2048</text:span>: Longitud de la clave en bits (recomendado 2048 o 4096).</text:p>
            </text:list-item>
          </text:list>
        </text:list-item>
        <text:list-item>
          <text:p text:style-name="P13"><text:span text:style-name="T1">Generar una Solicitud de Firma de Certificado (CSR - Certificate Signing Request):</text:span> El CSR contiene información sobre tu organización y tu clave pública. Lo enviarás a la CA para que firme tu certificado.</text:p>
          <text:p text:style-name="P14"/>
          <text:p text:style-name="P2"><text:span text:style-name="Source_20_Text">sudo openssl req -new -key /etc/ssl/private/tu_dominio.key -out /etc/ssl/certs/tu_dominio.csr</text:span></text:p>
          <text:list>
            <text:list-item>
              <text:p text:style-name="P13">Se te pedirá que ingreses información. Asegúrate de que el campo "Common Name (e.g. server FQDN or YOUR name)" coincida <text:span text:style-name="T1">exactamente</text:span> con el nombre de dominio de tu sitio web (por ejemplo, <text:span text:style-name="Source_20_Text">www.ejemplo.com</text:span> o <text:span text:style-name="Source_20_Text">ejemplo.com</text:span>).</text:p>
            </text:list-item>
          </text:list>
          <text:p text:style-name="P13">Ejemplo de información a introducir:</text:p>
          <text:p text:style-name="P3"><text:span text:style-name="Source_20_Text">Country Name (2 letter code) [AU]:ES</text:span></text:p>
          <text:p text:style-name="P1"><text:span text:style-name="Source_20_Text">State or Province Name (full name) [Some-State]:Madrid</text:span></text:p>
          <text:p text:style-name="P1"><text:span text:style-name="Source_20_Text">Locality Name (eg, city) []:Madrid</text:span></text:p>
          <text:p text:style-name="P1"><text:span text:style-name="Source_20_Text">Organization Name (eg, company) [Internet Widgits Pty Ltd]:MiEmpresa</text:span></text:p>
          <text:p text:style-name="P1"><text:span text:style-name="Source_20_Text">Organizational Unit Name (eg, section) []:IT</text:span></text:p>
          <text:p text:style-name="P1"><text:span text:style-name="Source_20_Text">Common Name (e.g. server FQDN or YOUR name) []:www.tu_dominio.com</text:span></text:p>
          <text:p text:style-name="P1"><text:span text:style-name="Source_20_Text">Email Address []:admin@tu_dominio.com</text:span></text:p>
          <text:p text:style-name="P1"/>
          <text:p text:style-name="P1"><text:span text:style-name="Source_20_Text">Please enter the following 'extra' attributes</text:span></text:p>
          <text:p text:style-name="P1"><text:span text:style-name="Source_20_Text">to be sent with your certificate request</text:span></text:p>
          <text:p text:style-name="P1"><text:span text:style-name="Source_20_Text">A challenge password []:</text:span></text:p>
          <text:p text:style-name="P2"><text:span text:style-name="Source_20_Text">An optional company name []:</text:span></text:p>
        </text:list-item>
        <text:list-item>
          <text:p text:style-name="P13"><text:span text:style-name="T1">Enviar el CSR a una Autoridad de Certificación (CA):</text:span> Elige una CA (ej. Let's Encrypt, DigiCert, Sectigo, GlobalSign). Sigue sus instrucciones para enviar tu <text:span text:style-name="Source_20_Text">tu_dominio.csr</text:span>. Ellos verificarán tu identidad y, si todo es correcto, te proporcionarán los archivos del certificado:</text:p>
          <text:list>
            <text:list-item>
              <text:p text:style-name="P13"><text:soft-page-break/><text:span text:style-name="T1">Certificado de tu dominio:</text:span> (ej. <text:span text:style-name="Source_20_Text">tu_dominio.crt</text:span> o <text:span text:style-name="Source_20_Text">tu_dominio.pem</text:span>)</text:p>
            </text:list-item>
            <text:list-item>
              <text:p text:style-name="P13"><text:span text:style-name="T1">Certificado(s) intermedio(s):</text:span> (a menudo un archivo <text:span text:style-name="Source_20_Text">chain.crt</text:span> o <text:span text:style-name="Source_20_Text">ca-bundle.crt</text:span>)</text:p>
            </text:list-item>
            <text:list-item>
              <text:p text:style-name="P13"><text:span text:style-name="T1">Certificado raíz:</text:span> A veces se incluye, pero generalmente los navegadores ya lo tienen preinstalado.</text:p>
            </text:list-item>
          </text:list>
          <text:p text:style-name="P13"><text:span text:style-name="T1">Nota sobre Let's Encrypt:</text:span> Es una CA gratuita y muy popular que automatiza este proceso con herramientas como Certbot. Si usas Certbot, gran parte de esta configuración se hará automáticamente.</text:p>
        </text:list-item>
        <text:list-item>
          <text:p text:style-name="P13"><text:span text:style-name="T1">Configurar Apache2:</text:span> Una vez que tengas los archivos del certificado de la CA, debes configurar el Virtual Host de Apache para usar HTTPS.</text:p>
          <text:p text:style-name="P13">Edita el archivo de configuración de tu Virtual Host (generalmente ubicado en <text:span text:style-name="Source_20_Text">/etc/apache2/sites-available/tu_dominio.conf</text:span> o <text:span text:style-name="Source_20_Text">tu_dominio-ssl.conf</text:span>).</text:p>
          <text:p text:style-name="P14">Apache</text:p>
          <text:p text:style-name="P1"><text:span text:style-name="Source_20_Text">&lt;VirtualHost *:443&gt;</text:span></text:p>
          <text:p text:style-name="P1"><text:span text:style-name="Source_20_Text"><text:s text:c="4"/>ServerName www.tu_dominio.com</text:span></text:p>
          <text:p text:style-name="P1"><text:span text:style-name="Source_20_Text"><text:s text:c="4"/>DocumentRoot /var/www/html/tu_dominio</text:span></text:p>
          <text:p text:style-name="P1"/>
          <text:p text:style-name="P1"><text:span text:style-name="Source_20_Text"><text:s text:c="4"/>SSLEngine on</text:span></text:p>
          <text:p text:style-name="P1"><text:span text:style-name="Source_20_Text"><text:s text:c="4"/>SSLCertificateFile /etc/ssl/certs/tu_dominio.crt</text:span></text:p>
          <text:p text:style-name="P1"><text:span text:style-name="Source_20_Text"><text:s text:c="4"/>SSLCertificateKeyFile /etc/ssl/private/tu_dominio.key</text:span></text:p>
          <text:p text:style-name="P1"><text:span text:style-name="Source_20_Text"><text:s text:c="4"/>SSLCertificateChainFile /etc/ssl/certs/chain.crt # O SSLCACertificateFile para Apache &lt; 2.4.8</text:span></text:p>
          <text:p text:style-name="P1"/>
          <text:p text:style-name="P1"><text:span text:style-name="Source_20_Text"><text:s text:c="4"/>ErrorLog ${APACHE_LOG_DIR}/error.log</text:span></text:p>
          <text:p text:style-name="P1"><text:span text:style-name="Source_20_Text"><text:s text:c="4"/>CustomLog ${APACHE_LOG_DIR}/access.log combined</text:span></text:p>
          <text:p text:style-name="P1"/>
          <text:p text:style-name="P1"><text:span text:style-name="Source_20_Text"><text:s text:c="4"/>&lt;Directory /var/www/html/tu_dominio&gt;</text:span></text:p>
          <text:p text:style-name="P1"><text:span text:style-name="Source_20_Text"><text:s text:c="8"/>Options Indexes FollowSymLinks MultiViews</text:span></text:p>
          <text:p text:style-name="P1"><text:span text:style-name="Source_20_Text"><text:s text:c="8"/>AllowOverride All</text:span></text:p>
          <text:p text:style-name="P1"><text:span text:style-name="Source_20_Text"><text:s text:c="8"/>Order allow,deny</text:span></text:p>
          <text:p text:style-name="P1"><text:span text:style-name="Source_20_Text"><text:s text:c="8"/>allow from all</text:span></text:p>
          <text:p text:style-name="P1"><text:span text:style-name="Source_20_Text"><text:s text:c="4"/>&lt;/Directory&gt;</text:span></text:p>
          <text:p text:style-name="P1"><text:span text:style-name="Source_20_Text">&lt;/VirtualHost&gt;</text:span></text:p>
          <text:p text:style-name="P1"/>
          <text:p text:style-name="P1"><text:span text:style-name="Source_20_Text"># Opcional: Redirigir HTTP a HTTPS</text:span></text:p>
          <text:p text:style-name="P1"><text:span text:style-name="Source_20_Text">&lt;VirtualHost *:80&gt;</text:span></text:p>
          <text:p text:style-name="P1"><text:span text:style-name="Source_20_Text"><text:s text:c="4"/>ServerName www.tu_dominio.com</text:span></text:p>
          <text:p text:style-name="P1"><text:span text:style-name="Source_20_Text"><text:s text:c="4"/>Redirect / https://www.tu_dominio.com/</text:span></text:p>
          <text:p text:style-name="P2"><text:span text:style-name="Source_20_Text">&lt;/VirtualHost&gt;</text:span></text:p>
          <text:list>
            <text:list-item>
              <text:p text:style-name="P13"><text:span text:style-name="Source_20_Text"><text:span text:style-name="T1">SSLEngine on</text:span></text:span>: Habilita el módulo SSL.</text:p>
            </text:list-item>
            <text:list-item>
              <text:p text:style-name="P13"><text:span text:style-name="Source_20_Text"><text:span text:style-name="T1">SSLCertificateFile</text:span></text:span>: Ruta a tu certificado de dominio (<text:span text:style-name="Source_20_Text">.crt</text:span> o <text:span text:style-name="Source_20_Text">.pem</text:span>).</text:p>
            </text:list-item>
            <text:list-item>
              <text:p text:style-name="P13"><text:span text:style-name="Source_20_Text"><text:span text:style-name="T1">SSLCertificateKeyFile</text:span></text:span>: Ruta a tu clave privada (<text:span text:style-name="Source_20_Text">.key</text:span>).</text:p>
            </text:list-item>
            <text:list-item>
              <text:p text:style-name="P13"><text:span text:style-name="Source_20_Text"><text:span text:style-name="T1">SSLCertificateChainFile</text:span></text:span>: Ruta al archivo que contiene los certificados intermedios de la CA. A veces, la CA proporciona un único archivo que contiene tanto el certificado de dominio como la cadena (bundle). En ese caso, este archivo se usaría para <text:span text:style-name="Source_20_Text">SSLCertificateFile</text:span> y <text:span text:style-name="Source_20_Text">SSLCertificateChainFile</text:span> podría <text:soft-page-break/>no ser necesario si ya están anidados correctamente. Para Apache 2.4.8 y posteriores, se recomienda <text:span text:style-name="Source_20_Text">SSLCertificateChainFile</text:span>. Para versiones anteriores, se usaba <text:span text:style-name="Source_20_Text">SSLCACertificateFile</text:span>.</text:p>
            </text:list-item>
          </text:list>
        </text:list-item>
        <text:list-item>
          <text:p text:style-name="P8">Habilitar el Virtual Host y reiniciar Apache:</text:p>
          <text:p text:style-name="P14"/>
          <text:p text:style-name="P1"><text:span text:style-name="Source_20_Text">sudo a2ensite tu_dominio-ssl.conf # Si tienes un archivo separado</text:span></text:p>
          <text:p text:style-name="P1"><text:span text:style-name="Source_20_Text">sudo apachectl configtest # Para verificar la sintaxis de la configuración</text:span></text:p>
          <text:p text:style-name="P2"><text:span text:style-name="Source_20_Text">sudo systemctl restart apache2</text:span></text:p>
        </text:list-item>
      </text:list>
      <text:h text:style-name="Heading_20_3" text:outline-level="3">Procedimiento del Certificado Autofirmado con OpenSSL</text:h>
      <text:p text:style-name="Text_20_body">Un certificado autofirmado es un certificado que es firmado por su propia clave privada, en lugar de una CA externa. Son útiles para entornos de desarrollo, pruebas o intranets donde el control sobre los clientes es total y se puede instalar el certificado como de confianza. Sin embargo, <text:span text:style-name="T1">no son adecuados para sitios web de producción públicos</text:span>, ya que los navegadores mostrarán una advertencia de seguridad al usuario (ya que no confían en la "CA" que lo firmó, que eres tú mismo).</text:p>
      <text:list text:style-name="L5">
        <text:list-item>
          <text:p text:style-name="P15"><text:span text:style-name="T1">Generar una Clave Privada y un Certificado Autofirmado en un solo comando:</text:span> Este método es el más común para certificados autofirmados, ya que genera la clave privada y el certificado directamente.</text:p>
          <text:p text:style-name="P16"/>
          <text:p text:style-name="P5"><text:span text:style-name="Source_20_Text">sudo openssl req -x509 -nodes -days 365 -newkey rsa:2048 -keyout /etc/ssl/private/apache-selfsigned.key -out /etc/ssl/certs/apache-selfsigned.crt</text:span></text:p>
          <text:list>
            <text:list-item>
              <text:p text:style-name="P15"><text:span text:style-name="Source_20_Text">sudo</text:span>: Ejecutar con privilegios de superusuario.</text:p>
            </text:list-item>
            <text:list-item>
              <text:p text:style-name="P15"><text:span text:style-name="Source_20_Text">openssl req</text:span>: Comando para manejar solicitudes de certificados.</text:p>
            </text:list-item>
            <text:list-item>
              <text:p text:style-name="P15"><text:span text:style-name="Source_20_Text">-x509</text:span>: Produce un certificado autofirmado en lugar de una solicitud de certificado.</text:p>
            </text:list-item>
            <text:list-item>
              <text:p text:style-name="P15"><text:span text:style-name="Source_20_Text">-nodes</text:span>: No encripta la clave privada con una frase de contraseña (útil para el inicio automático de Apache, pero menos seguro). Si deseas una frase de contraseña, omite esta opción.</text:p>
            </text:list-item>
            <text:list-item>
              <text:p text:style-name="P15"><text:span text:style-name="Source_20_Text">-days 365</text:span>: Define la validez del certificado en días (aquí, un año). Puedes ajustar este valor.</text:p>
            </text:list-item>
            <text:list-item>
              <text:p text:style-name="P15"><text:span text:style-name="Source_20_Text">-newkey rsa:2048</text:span>: Genera una nueva clave privada RSA de 2048 bits.</text:p>
            </text:list-item>
            <text:list-item>
              <text:p text:style-name="P15"><text:span text:style-name="Source_20_Text">-keyout /etc/ssl/private/apache-selfsigned.key</text:span>: Especifica la ruta y el nombre de archivo para la clave privada.</text:p>
            </text:list-item>
            <text:list-item>
              <text:p text:style-name="P15"><text:span text:style-name="Source_20_Text">-out /etc/ssl/certs/apache-selfsigned.crt</text:span>: Especifica la ruta y el nombre de archivo para el certificado.</text:p>
            </text:list-item>
          </text:list>
          <text:p text:style-name="P15">Al ejecutar el comando, se te pedirá información similar a la de la generación del CSR. Es crucial que el "Common Name" coincida con el nombre de dominio o la IP del servidor al que te conectarás.</text:p>
        </text:list-item>
        <text:list-item>
          <text:p text:style-name="P15"><text:soft-page-break/><text:span text:style-name="T1">Configurar Apache2 para usar el certificado autofirmado:</text:span> Edita el archivo de configuración de tu Virtual Host para HTTPS.</text:p>
          <text:p text:style-name="P16">Apache</text:p>
          <text:p text:style-name="P4"><text:span text:style-name="Source_20_Text">&lt;VirtualHost *:443&gt;</text:span></text:p>
          <text:p text:style-name="P4"><text:span text:style-name="Source_20_Text"><text:s text:c="4"/>ServerName tu_dominio.com # O la IP de tu servidor</text:span></text:p>
          <text:p text:style-name="P4"><text:span text:style-name="Source_20_Text"><text:s text:c="4"/>DocumentRoot /var/www/html</text:span></text:p>
          <text:p text:style-name="P4"/>
          <text:p text:style-name="P4"><text:span text:style-name="Source_20_Text"><text:s text:c="4"/>SSLEngine on</text:span></text:p>
          <text:p text:style-name="P4"><text:span text:style-name="Source_20_Text"><text:s text:c="4"/>SSLCertificateFile /etc/ssl/certs/apache-selfsigned.crt</text:span></text:p>
          <text:p text:style-name="P4"><text:span text:style-name="Source_20_Text"><text:s text:c="4"/>SSLCertificateKeyFile /etc/ssl/private/apache-selfsigned.key</text:span></text:p>
          <text:p text:style-name="P4"/>
          <text:p text:style-name="P4"><text:span text:style-name="Source_20_Text"><text:s text:c="4"/>ErrorLog ${APACHE_LOG_DIR}/error.log</text:span></text:p>
          <text:p text:style-name="P4"><text:span text:style-name="Source_20_Text"><text:s text:c="4"/>CustomLog ${APACHE_LOG_DIR}/access.log combined</text:span></text:p>
          <text:p text:style-name="P4"/>
          <text:p text:style-name="P4"><text:span text:style-name="Source_20_Text"><text:s text:c="4"/>&lt;Directory /var/www/html&gt;</text:span></text:p>
          <text:p text:style-name="P4"><text:span text:style-name="Source_20_Text"><text:s text:c="8"/>Options Indexes FollowSymLinks MultiViews</text:span></text:p>
          <text:p text:style-name="P4"><text:span text:style-name="Source_20_Text"><text:s text:c="8"/>AllowOverride All</text:span></text:p>
          <text:p text:style-name="P4"><text:span text:style-name="Source_20_Text"><text:s text:c="8"/>Order allow,deny</text:span></text:p>
          <text:p text:style-name="P4"><text:span text:style-name="Source_20_Text"><text:s text:c="8"/>allow from all</text:span></text:p>
          <text:p text:style-name="P4"><text:span text:style-name="Source_20_Text"><text:s text:c="4"/>&lt;/Directory&gt;</text:span></text:p>
          <text:p text:style-name="P5"><text:span text:style-name="Source_20_Text">&lt;/VirtualHost&gt;</text:span></text:p>
        </text:list-item>
        <text:list-item>
          <text:p text:style-name="P9">Habilitar el Virtual Host y reiniciar Apache:</text:p>
          <text:p text:style-name="P16"/>
          <text:p text:style-name="P4"><text:span text:style-name="Source_20_Text">sudo a2ensite tu_dominio-ssl.conf # Si tienes un archivo separado</text:span></text:p>
          <text:p text:style-name="P4"><text:span text:style-name="Source_20_Text">sudo apachectl configtest</text:span></text:p>
          <text:p text:style-name="P5"><text:span text:style-name="Source_20_Text">sudo systemctl restart apache2</text:span></text:p>
          <text:p text:style-name="P15">Cuando intentes acceder a tu sitio con un certificado autofirmado, tu navegador te mostrará una advertencia de seguridad. Para proceder, deberás aceptar el riesgo o instalar el certificado autofirmado en el almacén de confianza de tu navegador/sistema operativo.</text:p>
        </text:list-item>
      </text:list>
      <text:p text:style-name="Horizontal_20_Line"/>
      <text:p text:style-name="P6">Consideraciones importantes:</text:p>
      <text:list text:style-name="L6">
        <text:list-item>
          <text:p text:style-name="P17"><text:span text:style-name="T1">Permisos de archivos:</text:span> Asegúrate de que los archivos de la clave privada (<text:span text:style-name="Source_20_Text">.key</text:span>) tengan permisos restrictivos (por ejemplo, <text:span text:style-name="Source_20_Text">600</text:span> o <text:span text:style-name="Source_20_Text">400</text:span>) para que solo el usuario <text:span text:style-name="Source_20_Text">root</text:span> o el usuario de Apache puedan leerlos. <text:span text:style-name="Source_20_Text">chmod 600 /etc/ssl/private/tu_dominio.key</text:span></text:p>
        </text:list-item>
        <text:list-item>
          <text:p text:style-name="P17"><text:span text:style-name="T1">Renovación de certificados:</text:span> Los certificados tienen una fecha de caducidad. Los certificados de CA deben renovarse antes de que caduquen. Herramientas como Certbot para Let's Encrypt automatizan la renovación. Los certificados autofirmados también caducarán y necesitarán ser regenerados.</text:p>
        </text:list-item>
        <text:list-item>
          <text:p text:style-name="P17"><text:span text:style-name="T1">Seguridad:</text:span> Utiliza claves RSA de al menos 2048 bits. Mantén tu software (OpenSSL, Apache) actualizado para beneficiarte de las últimas mejoras de seguridad.</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1T19:17:35.709373741</meta:creation-date>
    <dc:date>2025-07-11T19:18:36.231542708</dc:date>
    <meta:editing-duration>PT1M1S</meta:editing-duration>
    <meta:editing-cycles>1</meta:editing-cycles>
    <meta:document-statistic meta:table-count="0" meta:image-count="0" meta:object-count="0" meta:page-count="5" meta:paragraph-count="116" meta:word-count="1504" meta:character-count="10526" meta:non-whitespace-character-count="9028"/>
    <meta:generator>LibreOffice/24.2.2.2$Linux_X86_64 LibreOffice_project/d56cc158d8a96260b836f100ef4b4ef25d6f1a01</meta:generator>
  </office:meta>
</office:document-meta>
</file>